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list-style-name="L2"/>
    <style:style style:name="P3" style:family="paragraph" style:parent-style-name="Standard" style:list-style-name="L1">
      <style:paragraph-properties fo:margin-top="0cm" fo:margin-bottom="0.499cm"/>
    </style:style>
    <style:style style:name="P4" style:family="paragraph" style:parent-style-name="Text_20_body" style:list-style-name="L3"/>
    <style:style style:name="P5" style:family="paragraph" style:parent-style-name="Text_20_body" style:list-style-name="L1">
      <style:paragraph-properties fo:margin-top="0cm" fo:margin-bottom="0.499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Bonne pratiques</text:p>
      <text:p text:style-name="Standard"/>
      <text:p text:style-name="Standard">naviguer</text:p>
      <text:p text:style-name="P1">Voici quelques mesures simples pour naviguer sur Internet en limitant l’exposition aux menaces.</text:p>
      <text:list xml:id="list177877081252839640" text:style-name="L1">
        <text:list-item>
          <text:p text:style-name="P3">Avoir un navigateur à jour</text:p>
        </text:list-item>
        <text:list-item>
          <text:p text:style-name="P3">Ne pas installer des technologie qu'on ne comprend pas. Avant d'installer, aller se renseigner sur internet.</text:p>
        </text:list-item>
        <text:list-item>
          <text:p text:style-name="P3">Https://(faire un shéma) et cadenas, ca veut dire que le site est bien celui qui prétend être. Mais attention, on peut se faire arnaquer de manière sécuriser.</text:p>
        </text:list-item>
        <text:list-item>
          <text:p text:style-name="P3">Ne jamais donner d'information personnelle sur les forum ou les blogs. Des robot parcours ce genre de site et analyse et récupère tout sorte de donnée qui lui paraît interressante comme l'imail ou des identifiant. . C'est comme ca qu'on se retrouve avec du pourriel.[at]</text:p>
        </text:list-item>
        <text:list-item>
          <text:p text:style-name="P5">De plus ces informations communiquées dans ces sites resteront publiques et non maîtrisables pour une très longue période.</text:p>
        </text:list-item>
        <text:list-item>
          <text:p text:style-name="P5">Ce n'est pas parce qu'il est écrit « paiement 100% sécurisé » et qu'il y a un gros cadenas vert que le site est sur. Vérifier le https et s'il existe une possibilité de rétractation, etc …</text:p>
        </text:list-item>
        <text:list-item>
          <text:p text:style-name="P5">site pour verifier avis de site.</text:p>
        </text:list-item>
        <text:list-item>
          <text:p text:style-name="P5">On ne doit Jamais saisir votre code secret associé à votre carte bancaire. </text:p>
        </text:list-item>
        <text:list-item>
          <text:p text:style-name="P5">Si un site paraît frauduleux, on peut le signaler sur <text:a xlink:type="simple" xlink:href="https://www.internet-signalement.gouv.fr/" text:style-name="Internet_20_link" text:visited-style-name="Visited_20_Internet_20_Link">https://www.internet-signalement.gouv.fr</text:a> et c'est bien de le faire !</text:p>
        </text:list-item>
      </text:list>
      <text:h text:style-name="Heading_20_3" text:outline-level="3"/>
      <text:p text:style-name="Text_20_body">Courriel </text:p>
      <text:p text:style-name="Text_20_body">- Ne pas avoir une confiance aveugle dans le nom de l'expéditeur</text:p>
      <text:p text:style-name="Standard">N’importe qui peut vous envoyer un courriel en se faisant passer pour un autre ! Cela n’est pas beaucoup plus compliqué que de mettre un faux nom d’expéditeur au verso d’une enveloppe. </text:p>
      <text:p text:style-name="Standard"/>
      <text:p text:style-name="Standard">Il estde bon ton de vérifier la cohérence du message par rapport à ce que l'on sait de son expéditeur. Vous devez admettre que dans le domaine de la messagerie électronique, il n’existe pas d’expéditeur a priori de confiance. Appelez l'expéditeur pour vérifier ! </text:p>
      <text:p text:style-name="Standard"/>
      <text:list xml:id="list7957086196192051768" text:style-name="L2">
        <text:list-item>
          <text:p text:style-name="P2">Ne jamais ouvrire de pièce jointes suspecte elle peuvent contenir des virus ou des espiogiciel (spayware).</text:p>
        </text:list-item>
        <text:list-item>
          <text:p text:style-name="P2">Avoir un antvirus à jour ! Si vous ordinateur faire des truc bizare ou est lent, demander à un proche qui s'y connait de jeter un coup d'oeil </text:p>
        </text:list-item>
        <text:list-item>
          <text:p text:style-name="P2">Ne jamais répondre à un mail qui vous demande des information confidentiels ! mots de passe, code PIN, coordonnées bancaires, <text:span text:style-name="Emphasis">etc</text:span>. Mais si c'est légitime, demander un autre moyen de les communiquer.car vous pouvez être victime d’une tentative de <text:a xlink:type="simple" xlink:href="https://www.ssi.gouv.fr/particulier/glossaire/h/#hameconnage-filoutage-phishing" office:target-frame-name="_blank" xlink:show="new" text:style-name="Internet_20_link" text:visited-style-name="Visited_20_Internet_20_Link">filoutage,</text:a> ou phishing. Il s’agit d’une technique utilisée par des personnes malveillantes, usurpant généralement l’identité d’un tiers ou simulant un site dans lesquels vous avez a priori <text:soft-page-break/>confiance (une banque, un site de commerce, etc.) dans le but d’obtenir des informations confidentielles, puis de s’en servir.</text:p>
        </text:list-item>
        <text:list-item>
          <text:p text:style-name="P2">Ne jamais relayer des chaines de mail porte bonheur, appel à la solidarité ou alerte virale, elle peuvent cacher une tentatived'escroquerie ! Même s'il vous promette 7 ans de maleur le cas echéant ! </text:p>
        </text:list-item>
        <text:list-item>
          <text:p text:style-name="P2">Bon ca paraît bête a dire mais les gens qui vous disent que vous avez gagner des millions ou que vous être le 1 millionnième visiteur et que vous avez gagner qq chose, on ne gagne pas de l'argent sans rien faire sur internet.</text:p>
        </text:list-item>
        <text:list-item>
          <text:p text:style-name="P2">Passer votre souris sur les liens, Pointe-il bien vers l'adresse annoncer par le site ?</text:p>
        </text:list-item>
        <text:list-item>
          <text:p text:style-name="P2">Ne JMAIS <text:s/>cliquer dans sur les lien envoyer par mail, préférez taper le site directement dans l'url.</text:p>
        </text:list-item>
        <text:list-item>
          <text:p text:style-name="P2">Si vous travailler dans une société qui s'échange régulièrement des pièce jointes, prenez l'habitude entre vous de spécifier dasn le message la présence d'une pièce jointes et son extention. Tout message sans cette précaution paraitra suspect.</text:p>
        </text:list-item>
        <text:list-item>
          <text:p text:style-name="P2">Technique avancé : ouvrire un mail suspect avec un éditeur de text comme bloc note pour vérifier la présence d'une balise &lt;script&gt;&lt;hidden&gt; &lt;iframe&gt; ou balise xml.</text:p>
        </text:list-item>
      </text:list>
      <text:list xml:id="list7602992394605312177" text:style-name="L3">
        <text:list-item>
          <text:p text:style-name="P4"/>
        </text:list-item>
      </text:list>
      <text:p text:style-name="Text_20_body"> </text:p>
      <text:h text:style-name="Heading_20_3" text:outline-level="3">Comment vérifier un site ? </text:h>
      <text:p text:style-name="List_20_Heading"/>
      <text:h text:style-name="Heading_20_3" text:outline-level="3"/>
      <text:p text:style-name="List_20_Heading"/>
      <text:p text:style-name="Standard"/>
      <text:p text:style-name="Standard"/>
      <text:p text:style-name="Standard">Prospective, les ùmarchand d'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iette Lecouineur</meta:initial-creator>
    <meta:creation-date>2018-10-01T21:53:13.94</meta:creation-date>
    <dc:date>2018-10-05T11:12:54.65</dc:date>
    <dc:creator>Arriette Lecouineur</dc:creator>
    <meta:editing-duration>P1DT9H58M30S</meta:editing-duration>
    <meta:editing-cycles>6</meta:editing-cycles>
    <meta:generator>OpenOffice/4.1.5$Win32 OpenOffice.org_project/415m1$Build-9789</meta:generator>
    <meta:document-statistic meta:table-count="0" meta:image-count="0" meta:object-count="0" meta:page-count="2" meta:paragraph-count="28" meta:word-count="619" meta:character-count="3655"/>
  </office:meta>
</office:document-meta>
</file>